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4000000637834FB0B4CC54327.png" manifest:media-type="image/png"/>
  <manifest:file-entry manifest:full-path="Pictures/100000010000020F0000005FBE3F301E305CCA1C.png" manifest:media-type="image/png"/>
  <manifest:file-entry manifest:full-path="Pictures/100000010000020B000000504F3EFAA4CBD4B095.png" manifest:media-type="image/png"/>
  <manifest:file-entry manifest:full-path="Pictures/10000001000002180000005F9BD7CD42C961FAED.png" manifest:media-type="image/png"/>
  <manifest:file-entry manifest:full-path="Pictures/1000000100000254000000616607D8BAFC931B4E.png" manifest:media-type="image/png"/>
  <manifest:file-entry manifest:full-path="Pictures/100000010000024D0000006AF20B9C2BBD9EDBA8.png" manifest:media-type="image/png"/>
  <manifest:file-entry manifest:full-path="Pictures/10000001000001F9000000D1D302FC534E2895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2378a" officeooo:paragraph-rsid="0002378a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02378a" officeooo:paragraph-rsid="0002378a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2378a" officeooo:paragraph-rsid="0002378a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27f8a" officeooo:paragraph-rsid="00027f8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e266" officeooo:paragraph-rsid="0003e26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3e2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4</text:p>
      <text:p text:style-name="P2"/>
      <text:p text:style-name="P3">1..</text:p>
      <text:p text:style-name="P3"><draw:frame draw:style-name="fr1" draw:name="Image1" text:anchor-type="char" svg:x="1.127cm" svg:y="0.236cm" svg:width="13.361cm" svg:height="5.53cm" draw:z-index="0"><draw:image xlink:href="Pictures/10000001000001F9000000D1D302FC534E28952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</text:p>
      <text:p text:style-name="P3"/>
      <text:p text:style-name="P3"><draw:frame draw:style-name="fr2" draw:name="Image2" text:anchor-type="char" svg:width="15.584cm" svg:height="2.805cm" draw:z-index="1"><draw:image xlink:href="Pictures/100000010000024D0000006AF20B9C2BBD9EDBA8.png" xlink:type="simple" xlink:show="embed" xlink:actuate="onLoad" draw:mime-type="image/png"/></draw:frame>3.</text:p>
      <text:p text:style-name="P3"/>
      <text:p text:style-name="P3"><draw:frame draw:style-name="fr2" draw:name="Image3" text:anchor-type="char" svg:width="15.769cm" svg:height="2.566cm" draw:z-index="2"><draw:image xlink:href="Pictures/1000000100000254000000616607D8BAFC931B4E.png" xlink:type="simple" xlink:show="embed" xlink:actuate="onLoad" draw:mime-type="image/png"/></draw:frame>4.</text:p>
      <text:p text:style-name="P3"/>
      <text:p text:style-name="P3"><draw:frame draw:style-name="fr2" draw:name="Image4" text:anchor-type="char" svg:width="14.182cm" svg:height="2.514cm" draw:z-index="3"><draw:image xlink:href="Pictures/10000001000002180000005F9BD7CD42C961FAED.png" xlink:type="simple" xlink:show="embed" xlink:actuate="onLoad" draw:mime-type="image/png"/></draw:frame>5.</text:p>
      <text:p text:style-name="P3"/>
      <text:p text:style-name="P4"/>
      <text:p text:style-name="P4"><draw:frame draw:style-name="fr1" draw:name="Image5" text:anchor-type="char" svg:x="1.3cm" svg:y="0.439cm" svg:width="13.838cm" svg:height="2.117cm" draw:z-index="4"><draw:image xlink:href="Pictures/100000010000020B000000504F3EFAA4CBD4B09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text:span text:style-name="T1">9</text:span>.</text:p>
      <text:p text:style-name="P5"><draw:frame draw:style-name="fr2" draw:name="Image6" text:anchor-type="char" svg:width="13.944cm" svg:height="2.514cm" draw:z-index="5"><draw:image xlink:href="Pictures/100000010000020F0000005FBE3F301E305CCA1C.png" xlink:type="simple" xlink:show="embed" xlink:actuate="onLoad" draw:mime-type="image/png"/></draw:frame>10.</text:p>
      <text:p text:style-name="P4"><draw:frame draw:style-name="fr1" draw:name="Image7" text:anchor-type="char" svg:x="0.192cm" svg:y="0.757cm" svg:width="16.616cm" svg:height="2.619cm" draw:z-index="6"><draw:image xlink:href="Pictures/1000000100000274000000637834FB0B4CC543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24:36.115652233</meta:creation-date>
    <dc:date>2023-12-10T20:13:11.000649364</dc:date>
    <meta:editing-duration>PT18M4S</meta:editing-duration>
    <meta:editing-cycles>1</meta:editing-cycles>
    <meta:document-statistic meta:table-count="0" meta:image-count="7" meta:object-count="0" meta:page-count="2" meta:paragraph-count="8" meta:word-count="10" meta:character-count="31" meta:non-whitespace-character-count="29"/>
    <meta:generator>LibreOffice/7.3.7.2$Linux_X86_64 LibreOffice_project/30$Build-2</meta:generator>
  </office:meta>
</office:document-meta>
</file>